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272" officeooo:paragraph-rsid="00040272"/>
    </style:style>
    <style:style style:name="P2" style:family="paragraph" style:parent-style-name="Standard">
      <style:text-properties officeooo:rsid="00045001" officeooo:paragraph-rsid="00045001"/>
    </style:style>
    <style:style style:name="P3" style:family="paragraph" style:parent-style-name="Standard">
      <style:text-properties officeooo:rsid="00045001" officeooo:paragraph-rsid="0007ff4b"/>
    </style:style>
    <style:style style:name="P4" style:family="paragraph" style:parent-style-name="Standard">
      <style:text-properties officeooo:rsid="000cb664" officeooo:paragraph-rsid="000cb664"/>
    </style:style>
    <style:style style:name="P5" style:family="paragraph" style:parent-style-name="Standard">
      <style:text-properties officeooo:rsid="000cb664" officeooo:paragraph-rsid="00109810"/>
    </style:style>
    <style:style style:name="P6" style:family="paragraph" style:parent-style-name="Standard">
      <style:text-properties officeooo:paragraph-rsid="00109810"/>
    </style:style>
    <style:style style:name="P7" style:family="paragraph" style:parent-style-name="Standard" style:list-style-name="L1">
      <style:text-properties officeooo:paragraph-rsid="0007ff4b"/>
    </style:style>
    <style:style style:name="P8" style:family="paragraph" style:parent-style-name="Standard" style:list-style-name="L1">
      <style:text-properties officeooo:rsid="0007ff4b" officeooo:paragraph-rsid="0007ff4b"/>
    </style:style>
    <style:style style:name="P9" style:family="paragraph" style:parent-style-name="Standard" style:list-style-name="L1">
      <style:text-properties officeooo:rsid="00084ae2" officeooo:paragraph-rsid="00084ae2"/>
    </style:style>
    <style:style style:name="P10" style:family="paragraph" style:parent-style-name="Standard" style:list-style-name="L2">
      <style:text-properties officeooo:paragraph-rsid="00045001"/>
    </style:style>
    <style:style style:name="P11" style:family="paragraph" style:parent-style-name="Standard" style:list-style-name="L2">
      <style:text-properties officeooo:rsid="000cb664" officeooo:paragraph-rsid="000cb664"/>
    </style:style>
    <style:style style:name="P12" style:family="paragraph" style:parent-style-name="Standard" style:list-style-name="L3">
      <style:text-properties officeooo:rsid="000cb664" officeooo:paragraph-rsid="00109810"/>
    </style:style>
    <style:style style:name="P13" style:family="paragraph" style:parent-style-name="Standard">
      <style:text-properties officeooo:rsid="000cb664" officeooo:paragraph-rsid="00164267"/>
    </style:style>
    <style:style style:name="P14" style:family="paragraph" style:parent-style-name="Standard" style:list-style-name="L3">
      <style:text-properties officeooo:paragraph-rsid="00109810"/>
    </style:style>
    <style:style style:name="P15" style:family="paragraph" style:parent-style-name="Standard">
      <style:text-properties officeooo:rsid="00045001" officeooo:paragraph-rsid="00045001"/>
    </style:style>
    <style:style style:name="P16" style:family="paragraph" style:parent-style-name="Standard">
      <style:text-properties officeooo:rsid="00045001" officeooo:paragraph-rsid="00164267"/>
    </style:style>
    <style:style style:name="P17" style:family="paragraph" style:parent-style-name="Standard">
      <style:text-properties officeooo:rsid="00045001" officeooo:paragraph-rsid="0018ee09"/>
    </style:style>
    <style:style style:name="P18" style:family="paragraph" style:parent-style-name="Standard">
      <style:text-properties officeooo:paragraph-rsid="00109810"/>
    </style:style>
    <style:style style:name="T1" style:family="text">
      <style:text-properties officeooo:rsid="00045001"/>
    </style:style>
    <style:style style:name="T2" style:family="text">
      <style:text-properties officeooo:rsid="0005bc45"/>
    </style:style>
    <style:style style:name="T3" style:family="text">
      <style:text-properties officeooo:rsid="00078b1f"/>
    </style:style>
    <style:style style:name="T4" style:family="text">
      <style:text-properties officeooo:rsid="0007ff4b"/>
    </style:style>
    <style:style style:name="T5" style:family="text">
      <style:text-properties officeooo:rsid="00084fe4"/>
    </style:style>
    <style:style style:name="T6" style:family="text">
      <style:text-properties officeooo:rsid="0009e897"/>
    </style:style>
    <style:style style:name="T7" style:family="text">
      <style:text-properties officeooo:rsid="000b9283"/>
    </style:style>
    <style:style style:name="T8" style:family="text">
      <style:text-properties officeooo:rsid="000c0caa"/>
    </style:style>
    <style:style style:name="T9" style:family="text">
      <style:text-properties officeooo:rsid="000cb664"/>
    </style:style>
    <style:style style:name="T10" style:family="text">
      <style:text-properties officeooo:rsid="000e7591"/>
    </style:style>
    <style:style style:name="T11" style:family="text">
      <style:text-properties officeooo:rsid="000f23dc"/>
    </style:style>
    <style:style style:name="T12" style:family="text">
      <style:text-properties officeooo:rsid="001241a5"/>
    </style:style>
    <style:style style:name="T13" style:family="text">
      <style:text-properties officeooo:rsid="0010981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7ff4b" style:font-weight-asian="bold" style:font-weight-complex="bold"/>
    </style:style>
    <style:style style:name="T16" style:family="text">
      <style:text-properties fo:font-weight="bold" officeooo:rsid="00084fe4" style:font-weight-asian="bold" style:font-weight-complex="bold"/>
    </style:style>
    <style:style style:name="T17" style:family="text">
      <style:text-properties fo:font-weight="bold" officeooo:rsid="000b9283" style:font-weight-asian="bold" style:font-weight-complex="bold"/>
    </style:style>
    <style:style style:name="T18" style:family="text">
      <style:text-properties fo:font-weight="bold" officeooo:rsid="000e7591" style:font-weight-asian="bold" style:font-weight-complex="bold"/>
    </style:style>
    <style:style style:name="T19" style:family="text">
      <style:text-properties fo:font-weight="bold" officeooo:rsid="000c0caa" style:font-weight-asian="bold" style:font-weight-complex="bold"/>
    </style:style>
    <style:style style:name="T20" style:family="text">
      <style:text-properties fo:font-weight="bold" officeooo:rsid="000cb664" style:font-weight-asian="bold" style:font-weight-complex="bold"/>
    </style:style>
    <style:style style:name="T21" style:family="text">
      <style:text-properties fo:font-weight="bold" officeooo:rsid="001717c1" style:font-weight-asian="bold" style:font-weight-complex="bold"/>
    </style:style>
    <style:style style:name="T22" style:family="text">
      <style:text-properties fo:font-weight="bold" officeooo:rsid="001a038f" style:font-weight-asian="bold" style:font-weight-complex="bold"/>
    </style:style>
    <style:style style:name="T23" style:family="text">
      <style:text-properties fo:font-weight="bold" officeooo:rsid="001bb075" style:font-weight-asian="bold" style:font-weight-complex="bold"/>
    </style:style>
    <style:style style:name="T24" style:family="text">
      <style:text-properties officeooo:rsid="001717c1"/>
    </style:style>
    <style:style style:name="T25" style:family="text">
      <style:text-properties officeooo:rsid="00187f55"/>
    </style:style>
    <style:style style:name="T26" style:family="text">
      <style:text-properties officeooo:rsid="0018ee09"/>
    </style:style>
    <style:style style:name="T27" style:family="text">
      <style:text-properties fo:font-weight="normal" officeooo:rsid="001a038f" style:font-weight-asian="normal" style:font-weight-complex="normal"/>
    </style:style>
    <style:style style:name="T28" style:family="text">
      <style:text-properties fo:font-weight="normal" officeooo:rsid="001bcae9" style:font-weight-asian="normal" style:font-weight-complex="normal"/>
    </style:style>
    <style:style style:name="T29" style:family="text">
      <style:text-properties fo:font-weight="normal" officeooo:rsid="001ccc86" style:font-weight-asian="normal" style:font-weight-complex="normal"/>
    </style:style>
    <style:style style:name="T30" style:family="text">
      <style:text-properties fo:font-weight="normal" officeooo:rsid="001d51be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ы: </text:p>
      <text:p text:style-name="P1"/>
      <text:p text:style-name="P1"><text:tab/>- <text:span text:style-name="T14">stdscr </text:span>— структура, параметры которой совпадают с настройками экрана, то есть его <text:tab/>размером.</text:p>
      <text:p text:style-name="P1"><text:tab/>- <text:span text:style-name="T14">curscr</text:span> — структура, содержимое которого всегда видно на экране.</text:p>
      <text:p text:style-name="P1"/>
      <text:p text:style-name="P1"/>
      <text:p text:style-name="P2">Функции:</text:p>
      <text:p text:style-name="P2"/>
      <text:p text:style-name="P2"><text:tab/><text:span text:style-name="T4">Обновление изменений на экране</text:span><text:span text:style-name="T3">: </text:span></text:p>
      <text:p text:style-name="P2"/>
      <text:p text:style-name="P2"><text:tab/><text:tab/>- <text:span text:style-name="T14">refresh()</text:span> - функция обновления;</text:p>
      <text:p text:style-name="P2"><text:tab/><text:tab/>- <text:span text:style-name="T14">wrefresh()</text:span> - функция обновления;</text:p>
      <text:p text:style-name="P2"/>
      <text:p text:style-name="P3"><text:tab/><text:span text:style-name="T4">Атрибуты текста:</text:span></text:p>
      <text:p text:style-name="P3"/>
      <text:p text:style-name="P3"><text:tab/><text:tab/>- <text:span text:style-name="T15">attron()</text:span></text:p>
      <text:list xml:id="list3170129298" text:style-name="L1">
        <text:list-item>
          <text:p text:style-name="P7"><text:span text:style-name="T4">A_UNDERLINE — включает подчеркивание текста;</text:span></text:p>
        </text:list-item>
        <text:list-item>
          <text:p text:style-name="P7">A_REVERSE — <text:span text:style-name="T4">меняет цвет фона и текста;</text:span></text:p>
        </text:list-item>
        <text:list-item>
          <text:p text:style-name="P8">A_BLINK — делает текст мегающим;</text:p>
        </text:list-item>
        <text:list-item>
          <text:p text:style-name="P8">A_DIM — снижает яркость текста по сравнению с нормальной;</text:p>
        </text:list-item>
        <text:list-item>
          <text:p text:style-name="P8">A_BOLD — делает текст жирным в монохромном режиме и управляет яркостью цвета в цветном режиме работы монитора;</text:p>
        </text:list-item>
        <text:list-item>
          <text:p text:style-name="P9">COLOR_PAIR() - применяется для установки цветов фона и текста;</text:p>
        </text:list-item>
      </text:list>
      <text:p text:style-name="P2"/>
      <text:p text:style-name="P2"><text:tab/><text:span text:style-name="T5">Работа с окнами </text:span><text:span text:style-name="T6">(все те же самые функции, только с добавлением w)</text:span><text:span text:style-name="T5">: </text:span></text:p>
      <text:p text:style-name="P2"/>
      <text:p text:style-name="P2"><text:tab/><text:tab/>- <text:span text:style-name="T16">extern WINDOW *stdscr</text:span><text:span text:style-name="T5">;</text:span></text:p>
      <text:p text:style-name="P16"><text:tab/></text:p>
      <text:p text:style-name="P16"><text:tab/><text:tab/>- <text:span text:style-name="T16">wattron(stdscr, (атрибут))</text:span><text:span text:style-name="T5"> - установка атрибутов текста в произвольном окне;</text:span></text:p>
      <text:p text:style-name="P2"/>
      <text:p text:style-name="P2"><text:tab/><text:tab/>- <text:span text:style-name="T17">newwin()</text:span><text:span text:style-name="T7"> - создание нового окна;</text:span></text:p>
      <text:list xml:id="list1962994486" text:style-name="L2">
        <text:list-item>
          <text:p text:style-name="P10"><text:span text:style-name="T9">количество строк;</text:span></text:p>
        </text:list-item>
        <text:list-item>
          <text:p text:style-name="P11">количество столбцов;</text:p>
        </text:list-item>
      </text:list>
      <text:p text:style-name="P4"><text:tab/> <text:s text:c="5"/><text:tab/><text:tab/>3-4. положение левого верхнего угла нового окна (строка и столбец) <text:tab/><text:tab/><text:tab/><text:tab/>относительно окна stdscr.</text:p>
      <text:p text:style-name="P13"><text:tab/></text:p>
      <text:p text:style-name="P13"><text:tab/><text:tab/>- <text:span text:style-name="T18">delwin()</text:span><text:span text:style-name="T10"> - </text:span><text:span text:style-name="T11">удаляет окно;</text:span></text:p>
      <text:p text:style-name="P4"/>
      <text:p text:style-name="P2"><text:tab/><text:tab/>- <text:span text:style-name="T19">WINDOW *delwin()</text:span><text:span text:style-name="T8"> - высвобождение / удаление окна;</text:span></text:p>
      <text:p text:style-name="P2"/>
      <text:p text:style-name="P6"><text:span text:style-name="T1"><text:tab/><text:tab/>- </text:span><text:span text:style-name="T20">subwin()</text:span><text:span text:style-name="T9"> - </text:span><text:span text:style-name="T10">создает подокно;</text:span></text:p>
      <text:list xml:id="list1298309769" text:style-name="L3">
        <text:list-item>
          <text:p text:style-name="P14"><text:span text:style-name="T13">указатель на окно, в котором создается подокно;</text:span></text:p>
        </text:list-item>
        <text:list-item>
          <text:p text:style-name="P12">количество строк;</text:p>
        </text:list-item>
        <text:list-item>
          <text:p text:style-name="P12">количество столбцов;</text:p>
        </text:list-item>
      </text:list>
      <text:p text:style-name="P6"><text:span text:style-name="T9"><text:tab/> <text:s text:c="5"/><text:tab/> <text:s text:c="6"/></text:span><text:span text:style-name="T12">4</text:span><text:span text:style-name="T9">-</text:span><text:span text:style-name="T12">5</text:span><text:span text:style-name="T9">. положение левого верхнего угла нового окна (строка и столбец) <text:tab/><text:tab/><text:tab/> <text:s text:c="6"/>относительно окна stdscr.</text:span></text:p>
      <text:p text:style-name="P5"/>
      <text:p text:style-name="P2"><text:tab/><text:tab/>- <text:span text:style-name="T20">derwin()</text:span><text:span text:style-name="T9"> - </text:span><text:span text:style-name="T10">удаляет подокно;</text:span></text:p>
      <text:p text:style-name="P2"/>
      <text:p text:style-name="P2"/>
      <text:p text:style-name="P2"/>
      <text:p text:style-name="P2"><text:soft-page-break/></text:p>
      <text:p text:style-name="P2"><text:tab/><text:span text:style-name="T24">Работа с цветом: </text:span></text:p>
      <text:p text:style-name="P2"><text:tab/></text:p>
      <text:p text:style-name="P2"><text:tab/><text:tab/>- <text:span text:style-name="T21">init_color()</text:span><text:span text:style-name="T24"> - определить собственные цвета;</text:span></text:p>
      <text:p text:style-name="P2"/>
      <text:p text:style-name="P2"><text:tab/><text:tab/>- <text:span text:style-name="T21">can_change_color()</text:span><text:span text:style-name="T24"> - узнать, можно ли определить собственные цвета;</text:span></text:p>
      <text:p text:style-name="P2"/>
      <text:p text:style-name="P2"><text:tab/><text:tab/>- <text:span text:style-name="T25">COLORS — количество базовых цветов;</text:span></text:p>
      <text:p text:style-name="P2"><text:tab/></text:p>
      <text:p text:style-name="P2"><text:tab/><text:tab/>- <text:span text:style-name="T25">COLOR_PAIRS — максимальное количество цветовых пар, которые можно <text:tab/><text:tab/>определить одновременно;</text:span></text:p>
      <text:p text:style-name="P2"/>
      <text:p text:style-name="P17"><text:tab/><text:span text:style-name="T26">Работа с вводом: </text:span></text:p>
      <text:p text:style-name="P17"/>
      <text:p text:style-name="P17"><text:tab/><text:tab/>- getstr()/getnstr/wgetstr()/wgetnstr()</text:p>
      <text:p text:style-name="P17"/>
      <text:p text:style-name="P17"><text:tab/><text:tab/>- <text:span text:style-name="T22">waddch()/</text:span><text:span text:style-name="T23">wechochar()</text:span><text:span text:style-name="T22"> </text:span><text:span text:style-name="T27">- вывод отдельных символов в окно;</text:span></text:p>
      <text:p text:style-name="P17"><text:span text:style-name="T27"/></text:p>
      <text:p text:style-name="P17"><text:span text:style-name="T27"><text:tab/><text:tab/>- </text:span><text:span text:style-name="T28">keypad() - заменить Esc-последовательность одним специальным кодом</text:span><text:span text:style-name="T29">;</text:span></text:p>
      <text:p text:style-name="P17"><text:span text:style-name="T29"/></text:p>
      <text:p text:style-name="P17"><text:span text:style-name="T29"><text:tab/><text:tab/>- getyx() - получить текущие координаты курсора;</text:span></text:p>
      <text:p text:style-name="P17"><text:span text:style-name="T29"/></text:p>
      <text:p text:style-name="P17"><text:span text:style-name="T29"><text:tab/><text:tab/>-</text:span><text:span text:style-name="T30"> mvwaddch() - сочетание перемещения курсора и вывод символа;</text:span></text:p>
      <text:p text:style-name="P17"><text:span text:style-name="T28"/></text:p>
      <text:p text:style-name="P16"><text:tab/><text:span text:style-name="T3">Возвращаемые значения: </text:span></text:p>
      <text:p text:style-name="P16"><text:tab/></text:p>
      <text:p text:style-name="P16"><text:tab/>- В случае ошибки функции ncurses обычно возвращают константу ERR.</text:p>
      <text:p text:style-name="P16"><text:tab/>- Если функция не должна возвращать какое-то информативное значение (как,</text:p>
      <text:p text:style-name="P16"><text:tab/>например, функция getch()), в случае успешного выполнения она возвращает</text:p>
      <text:p text:style-name="P16"><text:tab/>значение OK.</text:p>
      <text:p text:style-name="P17"><text:tab/></text:p>
      <text:p text:style-name="P17"><text:tab/>Курсор:</text:p>
      <text:p text:style-name="P2"/>
      <text:p text:style-name="P2"><text:tab/>- позиция курсора отсчитывается от левого верхнего угла текущего окн<text:span text:style-name="T2">а;</text:span></text:p>
      <text:p text:style-name="P2"><text:tab/>- <text:span text:style-name="T2">первой координатой является номер строк (y), а второй номер столбца (x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7:37:29.450988950</meta:creation-date>
    <dc:date>2023-03-30T12:18:51.983745533</dc:date>
    <meta:editing-duration>PT2H30M15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2" meta:paragraph-count="55" meta:word-count="322" meta:character-count="2359" meta:non-whitespace-character-count="1982"/>
  </office:meta>
</office:document-meta>
</file>